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300000001F99024BEC3573B68F5.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ArialMT" svg:font-family="ArialMT" style:font-family-generic="roman"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master-page-name="Standard">
      <style:paragraph-properties style:page-number="auto"/>
      <style:text-properties fo:font-weight="bold" style:font-weight-asian="bold"/>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1fb1a6"/>
    </style:style>
    <style:style style:name="P8" style:family="paragraph" style:parent-style-name="Standard">
      <style:paragraph-properties fo:text-align="justify" style:justify-single-word="false"/>
      <style:text-properties officeooo:paragraph-rsid="00210ad2"/>
    </style:style>
    <style:style style:name="P9" style:family="paragraph" style:parent-style-name="Standard">
      <style:paragraph-properties fo:text-align="justify" style:justify-single-word="false"/>
      <style:text-properties fo:font-weight="normal" officeooo:rsid="001fb1a6" officeooo:paragraph-rsid="001fb1a6" style:font-weight-asian="normal" style:font-weight-complex="normal"/>
    </style:style>
    <style:style style:name="P10" style:family="paragraph" style:parent-style-name="Standard">
      <style:paragraph-properties fo:text-align="justify" style:justify-single-word="false"/>
      <style:text-properties officeooo:rsid="00210ad2" officeooo:paragraph-rsid="00210ad2"/>
    </style:style>
    <style:style style:name="P11" style:family="paragraph" style:parent-style-name="Standard">
      <style:paragraph-properties fo:text-align="justify" style:justify-single-word="false"/>
      <style:text-properties officeooo:rsid="002304a0" officeooo:paragraph-rsid="002304a0"/>
    </style:style>
    <style:style style:name="P12" style:family="paragraph" style:parent-style-name="Standard">
      <style:paragraph-properties fo:text-align="justify" style:justify-single-word="false"/>
      <style:text-properties officeooo:rsid="00238b2a" officeooo:paragraph-rsid="00238b2a"/>
    </style:style>
    <style:style style:name="T1" style:family="text">
      <style:text-properties fo:font-weight="bold" style:font-weight-asian="bold"/>
    </style:style>
    <style:style style:name="T2" style:family="text">
      <style:text-properties officeooo:rsid="001fb1a6"/>
    </style:style>
    <style:style style:name="T3" style:family="text">
      <style:text-properties style:font-name="ArialMT" fo:font-size="11pt" officeooo:rsid="001fb1a6" style:font-size-asian="11pt"/>
    </style:style>
    <style:style style:name="T4" style:family="text">
      <style:text-properties officeooo:rsid="00210ad2"/>
    </style:style>
    <style:style style:name="T5" style:family="text">
      <style:text-properties officeooo:rsid="00238b2a"/>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style:text-underline-style="none" officeooo:rsid="00251ba4"/>
    </style:style>
    <style:style style:name="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IDAD 4</text:p>
      <text:p text:style-name="P1"/>
      <text:p text:style-name="P1">A una empresa le llega un pedido imprevisto, por lo que le indica a sus 3 trabajadores a tiempo completo que se queden 2 horas más para atenderlo. Esas horas se compensarán con descanso la próxima semana. Los 3 trabajadores preguntan si están obligados a realizarlas y por qué la empresa no quiere pagarlas. Indica sobre qué aspectos deberían asesorarse.</text:p>
      <text:p text:style-name="P1"/>
      <text:p text:style-name="P11">(Contrato y convenio, para comprobar que es lo que indica cada uno y poder ver si estamos obligados a hacerlas)</text:p>
      <text:p text:style-name="P1"/>
      <text:p text:style-name="P7"><text:span text:style-name="T2">Se asesorarían en respecto a la jornada ordinaria por su tipo de distribución regular de la jornada en la cual se indica que la <text:s/></text:span><text:span text:style-name="T3">Jornada continuada superior a 6 horas diarias: descanso mínimo de 15 minutos. No es retribuido, salvo lo diga el convenio.</text:span></text:p>
      <text:p text:style-name="P4">ACTIVIDAD 5</text:p>
      <text:p text:style-name="P1"/>
      <text:p text:style-name="P1">Luis trabaja de 22h a 6h. La empresa le pide que haga dos horas extras más, hasta la 8h, ya que han aumentado los pedidos. Luis lleva tiempo sintiendo estrés por el trabajo de noche, lo que le está provocando insomnio y llegar cansado al trabajo.</text:p>
      <text:p text:style-name="P1"/>
      <text:p text:style-name="P1">a) ¿ Es Luis un trabajador en horario nocturno?¿Por qué? <text:span text:style-name="T1"><text:s/></text:span></text:p>
      <text:p text:style-name="P9">Si ya que los trabajos realizados entre las 22h y las 6h de la mañana pertenecen a este tipo</text:p>
      <text:p text:style-name="P1">b) ¿Son legales esas dos horas extras que le está pidiendo la empresa? ¿Por qué? </text:p>
      <text:p text:style-name="P10">No, ya que legalmente están prohibidas salvo en caso de siniestros.</text:p>
      <text:p text:style-name="P1">c) Ante tal situación de estrés, ¿ qué puede solicitarle a la empresa?</text:p>
      <text:p text:style-name="P8"><text:span text:style-name="T4">Pedir ser destinado a un puesto de trabajo diurno que exista en la empresa y para el cual sea apto.</text:span></text:p>
      <text:p text:style-name="P2">ACTIVIDAD 6</text:p>
      <text:p text:style-name="P1"/>
      <text:p text:style-name="P1">Juanjo viene realizando desde hace 4 meses 20 horas extras al mes ya que se pactó en el contrato de trabajo.</text:p>
      <text:p text:style-name="P1"/>
      <text:p text:style-name="P1">a) ¿ Puede Juanjo negarse a realizar las horas extras en el quinto mes? ¿Por qué? </text:p>
      <text:p text:style-name="P10"><text:span text:style-name="T5">Si</text:span>, ya que <text:span text:style-name="T5">ha llegado al máximo de horas extra al año que son 80h</text:span></text:p>
      <text:p text:style-name="P1">b) Si no se puso nada en el contrato, ¿se pagan o se compensan con tiempo de descanso?</text:p>
      <text:p text:style-name="P12">Acudir al convenio colectivo para ver cómo se pagan</text:p>
      <text:p text:style-name="P1">c) ¿ En qué plazo deben compensarse?</text:p>
      <text:p text:style-name="P8"><text:span text:style-name="T4">Con los 4 próximos meses de descanso.</text:span></text:p>
      <text:p text:style-name="P1"><text:span text:style-name="T1">ACTIVIDAD 7</text:span></text:p>
      <text:p text:style-name="P1">Luisa ha tenido gemelos y quiere pedir la reducción de jornada por cuidado de lactante de menores de 9 meses. </text:p>
      <text:p text:style-name="P8">a) ¿ Cuántas horas le corresponden?</text:p>
      <text:p text:style-name="P8"><text:s/><text:span text:style-name="T5">2 horas </text:span></text:p>
      <text:p text:style-name="P1">b) ¿ Podría pedirlo el padre también? </text:p>
      <text:p text:style-name="P12">Si.</text:p>
      <text:p text:style-name="Standard">c) ¿ Le quitarían algo de sueldo durante los primeros 9 meses?</text:p>
      <text:p text:style-name="P12">No<text:span text:style-name="T7">, </text:span><text:span text:style-name="T8">si amplia a los 12 meses si se le reduciría en esos 3 mese 1 hora de sueldo.</text:span></text:p>
      <text:p text:style-name="P2"><text:soft-page-break/></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ArialMT" svg:font-family="ArialMT" style:font-family-generic="roman" style:font-pitch="variable"/>
    <style:font-face style:name="Microsoft YaHei" svg:font-family="'Microsoft Ya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font-independent-line-spacing="false">
        <style:tab-stops/>
      </style:paragraph-properties>
      <style:text-properties style:use-window-font-color="true" loext:opacity="0%" style:font-name="Arial" fo:font-size="11pt" fo:language="es" fo:country="ES" style:font-name-asian="Arial2" style:font-size-asian="11pt" style:language-asian="zh" style:country-asian="CN" style:font-name-complex="Arial2" style:font-size-complex="11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ES"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normal" style:family="paragraph" style:default-outline-level="" style:list-style-name="">
      <style:paragraph-properties fo:orphans="2" fo:widows="2" style:writing-mode="lr-tb"/>
      <style:text-properties style:use-window-font-color="true" loext:opacity="0%"/>
    </style:style>
    <style:style style:name="Heading_20_1" style:display-name="Heading 1" style:family="paragraph" style:parent-style-name="normal" style:next-style-name="Text_20_body" style:default-outline-level="1" style:list-style-name=""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style:contextual-spacing="false"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style:contextual-spacing="false" fo:line-height="100%" fo:text-align="start" style:justify-single-word="false"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1fb1a6"/>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589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NOMBRE Y APELLIDOS:<draw:frame draw:style-name="Mfr1" draw:name="Imagen1" text:anchor-type="char" svg:x="13.52cm" svg:y="0cm" svg:width="4.484cm" svg:height="2.949cm" draw:z-index="1"><draw:image xlink:href="Pictures/1000000100000300000001F99024BEC3573B68F5.png" xlink:type="simple" xlink:show="embed" xlink:actuate="onLoad" draw:mime-type="image/png"/></draw:frame> <text:span text:style-name="MT1">Álvaro Serradilla Otero</text:span></text:p>
        <text:p text:style-name="Standard">GRUPO: <text:span text:style-name="MT1">1º DAM</text:span></text:p>
        <text:p text:style-name="Standard">ACT 2 UT 6:</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date>2024-02-02T18:06:54.542000000</dc:date>
    <meta:editing-duration>PT9M8S</meta:editing-duration>
    <meta:editing-cycles>3</meta:editing-cycles>
    <meta:document-statistic meta:table-count="0" meta:image-count="1" meta:object-count="0" meta:page-count="2" meta:paragraph-count="31" meta:word-count="439" meta:character-count="2342" meta:non-whitespace-character-count="1925"/>
  </office:meta>
</office:document-meta>
</file>